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text-properties style:font-name="Cambria" fo:language="ru" fo:country="RU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P11" style:family="paragraph" style:parent-style-name="Text_20_body" style:list-style-name="L3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1.011cm" svg:height="0.82cm" draw:z-index="0"><draw:image xlink:href="../images/0669.png" xlink:type="simple" xlink:show="embed" xlink:actuate="onLoad"/></draw:frame></text:p>
          </table:table-cell>
          <table:table-cell table:style-name="Table1.B1" office:value-type="string">
            <text:h text:style-name="P8" text:outline-level="1">Широтно-импульсный модулятор симметричный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221cm" svg:height="1.319cm" draw:z-index="1"><draw:image xlink:href="../images/0669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реализует модель симметричного широтно-импульсного модулятора (ШИМ). Входной аналоговый сигнал<draw:frame draw:style-name="fr3" draw:name="Object2" text:anchor-type="as-char" svg:width="1.208cm" svg:height="0.564cm" draw:z-index="2"><draw:object xlink:href="./Object 9" xlink:type="simple" xlink:show="embed" xlink:actuate="onLoad"/><draw:image xlink:href="./ObjectReplacements/Object 9" xlink:type="simple" xlink:show="embed" xlink:actuate="onLoad"/><svg:desc>formula</svg:desc></draw:frame>нормируется на<draw:frame draw:style-name="fr3" draw:name="Object3" text:anchor-type="as-char" svg:width="1.143cm" svg:height="0.621cm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:</text:p>
            <text:p text:style-name="P5"><draw:frame draw:style-name="fr3" draw:name="Object4" text:anchor-type="as-char" svg:width="2.695cm" svg:height="1.258cm" draw:z-index="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4">и сравнивается с симметричным пилообразным сигналом вида:</text:p>
            <text:p text:style-name="P5"><draw:frame draw:style-name="fr3" draw:name="Объект6" text:anchor-type="as-char" svg:width="7.063cm" svg:height="1.268cm" draw:z-index="5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5">где<draw:frame draw:style-name="fr3" draw:name="Объект4" text:anchor-type="as-char" svg:width="3.881cm" svg:height="1.24cm" draw:z-index="6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4">Запись<draw:frame draw:style-name="fr3" draw:name="Object5" text:anchor-type="as-char" svg:width="2.124cm" svg:height="1.24cm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обозначает дробный остаток от деления: <draw:frame draw:style-name="fr3" draw:name="Object6" text:anchor-type="as-char" svg:width="3.759cm" svg:height="1.168cm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      <text:p text:style-name="P4">Выходной сигнал равен:</text:p>
            <text:p text:style-name="P5"><draw:frame draw:style-name="fr3" draw:name="Object7" text:anchor-type="as-char" svg:width="7.267cm" svg:height="2.12cm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text:p text:style-name="P4">Блок имеет 1 входной и 1 выходной порт. </text:p>
            <text:p text:style-name="P4"><text:span text:style-name="T1">В</text:span><text:span text:style-name="T1">ходн</text:span><text:span text:style-name="T1">ой</text:span><text:span text:style-name="T1"> сигнал</text:span>:</text:p>
            <text:list xml:id="list1364475269915664546" text:style-name="L1">
              <text:list-item>
                <text:p text:style-name="P9"><text:span text:style-name="T2">Напряжение</text:span><text:span text:style-name="T2"><draw:frame draw:style-name="fr3" draw:name="Объект2" text:anchor-type="as-char" svg:width="1.208cm" svg:height="0.564cm" draw:z-index="10"><draw:object xlink:href="./Object 2" xlink:type="simple" xlink:show="embed" xlink:actuate="onLoad"/><draw:image xlink:href="./ObjectReplacements/Object 2" xlink:type="simple" xlink:show="embed" xlink:actuate="onLoad"/></draw:frame></text:span><text:span text:style-name="T2">, В.</text:span></text:p>
              </text:list-item>
            </text:list>
            <text:p text:style-name="P4"><text:span text:style-name="T1">Вы</text:span><text:span text:style-name="T1">ходной сигнал</text:span>:</text:p>
            <text:list xml:id="list1355062503321506796" text:style-name="L2">
              <text:list-item>
                <text:p text:style-name="P10">Модулированный сигнал<draw:frame draw:style-name="fr3" draw:name="Объект17" text:anchor-type="as-char" svg:width="1.087cm" svg:height="0.564cm" draw:z-index="11"><draw:object xlink:href="./Object 1" xlink:type="simple" xlink:show="embed" xlink:actuate="onLoad"/><draw:image xlink:href="./ObjectReplacements/Object 1" xlink:type="simple" xlink:show="embed" xlink:actuate="onLoad"/></draw:frame>.</text:p>
              </text:list-item>
            </text:list>
            <text:p text:style-name="P4"><text:span text:style-name="T1">Свойства</text:span>:</text:p>
            <text:list xml:id="list919582759572075114" text:style-name="L3">
              <text:list-item>
                <text:p text:style-name="P11">Период дискретности <draw:frame draw:style-name="fr3" draw:name="Object1" text:anchor-type="as-char" svg:width="0.7cm" svg:height="0.621cm" draw:z-index="12"><draw:object xlink:href="./Object 3" xlink:type="simple" xlink:show="embed" xlink:actuate="onLoad"/><draw:image xlink:href="./ObjectReplacements/Object 3" xlink:type="simple" xlink:show="embed" xlink:actuate="onLoad"/><svg:desc>formula</svg:desc></draw:frame>, с.</text:p>
              </text:list-item>
              <text:list-item>
                <text:p text:style-name="P11">Максимальное значение сигнала, при котором наступает насыщение<draw:frame draw:style-name="fr3" draw:name="Object8" text:anchor-type="as-char" svg:width="1.143cm" svg:height="0.621cm" draw:z-index="13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  </text:list-item>
            </text:list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3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Широтно-импульсный модулятор симметричный</dc:title>
    <dc:date>2014-12-09T22:24:35.33</dc:date>
    <meta:generator>OpenOffice/4.1.1$Win32 OpenOffice.org_project/411m6$Build-9775</meta:generator>
    <meta:editing-duration>PT3H13M29S</meta:editing-duration>
    <meta:editing-cycles>64</meta:editing-cycles>
    <meta:document-statistic meta:table-count="1" meta:image-count="2" meta:object-count="12" meta:page-count="1" meta:paragraph-count="21" meta:word-count="73" meta:character-count="523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10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11/content.xml><?xml version="1.0" encoding="utf-8"?>
<math xmlns="http://www.w3.org/1998/Math/MathML">
  <semantics>
    <mrow>
      <mover accent="true">
        <mrow>
          <mi>U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U</mi>
            <mrow>
              <mo stretchy="false">(</mo>
              <mrow>
                <mi>t</mi>
              </mrow>
              <mo stretchy="false">)</mo>
            </mrow>
          </mrow>
          <mrow>
            <msub>
              <mi>U</mi>
              <mi mathvariant="italic">max</mi>
            </msub>
          </mrow>
        </mfrac>
      </mrow>
    </mrow>
    <annotation encoding="StarMath 5.0">tilde {U}(t) = {U(t)} over {U_max}</annotation>
  </semantics>
</math>
</file>

<file path=Object 12/content.xml><?xml version="1.0" encoding="utf-8"?>
<math xmlns="http://www.w3.org/1998/Math/MathML">
  <semantics>
    <mrow>
      <mi mathvariant="italic">frac</mi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frac ( t over T_0)</annotation>
  </semantics>
</math>
</file>

<file path=Object 13/content.xml><?xml version="1.0" encoding="utf-8"?>
<math xmlns="http://www.w3.org/1998/Math/MathML">
  <semantics>
    <mrow>
      <mi mathvariant="italic">frac</mi>
      <mrow>
        <mrow>
          <mo stretchy="false">(</mo>
          <mrow>
            <mfrac>
              <mn>3.43</mn>
              <mn>3</mn>
            </mfrac>
          </mrow>
          <mo stretchy="false">)</mo>
        </mrow>
        <mo stretchy="false">=</mo>
        <mn>0.43</mn>
      </mrow>
    </mrow>
    <annotation encoding="StarMath 5.0">frac ( 3.43 over 3) = 0.43</annotation>
  </semantics>
</math>
</file>

<file path=Object 1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+</mo>
                      <msub>
                        <mi>U</mi>
                        <mi mathvariant="italic">max</mi>
                      </msub>
                    </mrow>
                    <mi>,</mi>
                    <mi/>
                    <mi mathvariant="italic">если</mi>
                    <mi/>
                    <mover accent="true">
                      <mi>U</mi>
                      <mo stretchy="false">̃</mo>
                    </mover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over accent="true">
                      <mi>U</mi>
                      <mo stretchy="false">̃</mo>
                    </mover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row>
                      <mo stretchy="false">−</mo>
                      <msub>
                        <mi>U</mi>
                        <mi mathvariant="italic">max</mi>
                      </msub>
                    </mrow>
                    <mi>,</mi>
                    <mi/>
                    <mi mathvariant="italic">если</mi>
                    <mi/>
                    <mover accent="true">
                      <mi>U</mi>
                      <mo stretchy="false">̃</mo>
                    </mover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</mtable>
          </mrow>
        </mrow>
      </mrow>
    </mrow>
    <annotation encoding="StarMath 5.0">y(t) = left lbrace stack{
+U_max, ~ если ~ tilde U(t) &gt; P(t),#
     0, ~ если ~ tilde U(t) = P(t),#
-U_max, ~ если ~ tilde U(t) &lt; P(t),
} right none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4/content.xml><?xml version="1.0" encoding="utf-8"?>
<math xmlns="http://www.w3.org/1998/Math/MathML">
  <semantics>
    <mrow>
      <mi>A</mi>
      <mrow>
        <mrow>
          <mo stretchy="false">(</mo>
          <mrow>
            <mi>t</mi>
          </mrow>
          <mo stretchy="false">)</mo>
        </mrow>
        <mo stretchy="false">=</mo>
        <mrow>
          <mn>4</mn>
          <mo stretchy="false">⋅</mo>
          <mi mathvariant="italic">frac</mi>
        </mrow>
      </mrow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A(t) = 4 cdot frac ( t over T_0)</annotation>
  </semantics>
</math>
</file>

<file path=Object 5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6/content.xml><?xml version="1.0" encoding="utf-8"?>
<math xmlns="http://www.w3.org/1998/Math/MathML">
  <semantics>
    <mrow>
      <mi>P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−</mo>
                      <mi>A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n>1,</mn>
                    </mrow>
                    <mi/>
                    <mi mathvariant="italic">если</mi>
                    <mi/>
                    <mi>A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2</mn>
                    </mrow>
                  </mrow>
                </mtd>
              </mtr>
              <mtr>
                <mtd>
                  <mrow>
                    <mrow>
                      <mo stretchy="false">+</mo>
                      <mi>A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−</mo>
                      <mn>3,</mn>
                    </mrow>
                    <mi/>
                    <mi mathvariant="italic">если</mi>
                    <mi/>
                    <mi>A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n>2,</mn>
                    </mrow>
                  </mrow>
                </mtd>
              </mtr>
            </mtable>
          </mrow>
        </mrow>
      </mrow>
    </mrow>
    <annotation encoding="StarMath 5.0">P(t) = left lbrace stack{
-A(t)+1, ~ если ~ A(t) &lt; 2#
+A(t)-3, ~ если ~ A(t) &gt;= 2,
} right none</annotation>
  </semantics>
</math>
</file>

<file path=Object 9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